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briola" svg:font-family="Gabriola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/>
      <style:text-properties style:font-name="Gabriola" fo:font-size="24pt" style:font-size-asian="24pt" style:font-size-complex="24pt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style:font-name="Gabriola" fo:font-size="24pt" fo:font-weight="bold" style:font-size-asian="24pt" style:font-weight-asian="bold" style:font-size-complex="24pt" style:font-weight-complex="bold"/>
    </style:style>
    <style:style style:name="P4" style:family="paragraph" style:parent-style-name="Text_20_body" style:list-style-name="L1">
      <style:text-properties style:font-name="Gabriola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Gabriola" fo:font-size="42pt" fo:font-weight="bold" style:font-size-asian="42pt" style:font-weight-asian="bold" style:font-size-complex="42pt" style:font-weight-complex="bold"/>
    </style:style>
    <style:style style:name="T2" style:family="text">
      <style:text-properties officeooo:rsid="0014e9f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Temos uma surpresa para você.</text:span></text:span><text:span text:style-name="T1"><text:line-break/></text:span><text:span text:style-name="Strong_20_Emphasis"><text:span text:style-name="T1">Mas para descobrir...</text:span></text:span></text:p>
      <text:p text:style-name="P2"/>
      <text:p text:style-name="P2"/>
      <text:p text:style-name="P2"/>
      <text:p text:style-name="P2"/>
      <text:p text:style-name="P2"/>
      <text:list text:style-name="L1">
        <text:list-item>
          <text:p text:style-name="P3">Encha o balão </text:p>
        </text:list-item>
        <text:list-item>
          <text:p text:style-name="P3">Estoure o balão com o alfinete </text:p>
        </text:list-item>
        <text:list-item>
          <text:p text:style-name="P4">Leia a fitinha que cairá de dentro do balã<text:span text:style-name="T2">o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briola" svg:font-family="Gabriola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7.592cm" fo:margin-left="4.888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22:50:31.165273400</meta:creation-date>
    <dc:date>2025-12-10T22:54:57.386563400</dc:date>
    <meta:editing-duration>PT4M27S</meta:editing-duration>
    <meta:editing-cycles>1</meta:editing-cycles>
    <meta:document-statistic meta:table-count="0" meta:image-count="0" meta:object-count="0" meta:page-count="1" meta:paragraph-count="4" meta:word-count="29" meta:character-count="145" meta:non-whitespace-character-count="121"/>
    <meta:generator>LibreOffice/25.8.3.2$Windows_X86_64 LibreOffice_project/8ca8d55c161d602844f5428fa4b58097424e324e</meta:generator>
  </office:meta>
</office:document-meta>
</file>